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75%" fo:orphans="2" fo:widows="2"/>
    </style:style>
    <style:style style:name="P2" style:family="paragraph" style:parent-style-name="Standard">
      <style:paragraph-properties fo:orphans="2" fo:widows="2"/>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Standard">
      <style:paragraph-properties fo:margin-left="0cm" fo:margin-right="0.741cm" fo:margin-top="0cm" fo:margin-bottom="0.053cm" loext:contextual-spacing="false" fo:line-height="150%" fo:text-align="center" style:justify-single-word="false" fo:orphans="2" fo:widows="2" fo:text-indent="0cm" style:auto-text-indent="false"/>
    </style:style>
    <style:style style:name="P5" style:family="paragraph" style:parent-style-name="Standard">
      <style:paragraph-properties fo:margin-left="0cm" fo:margin-right="0.741cm" fo:margin-top="0cm" fo:margin-bottom="0.053cm" loext:contextual-spacing="false" fo:line-height="150%" fo:text-align="center" style:justify-single-word="false" fo:orphans="2" fo:widows="2" fo:text-indent="0cm" style:auto-text-indent="false" fo:padding="0.074cm" fo:border-left="none" fo:border-right="none" fo:border-top="none" fo:border-bottom="0.99pt solid #000000" style:join-border="false"/>
    </style:style>
    <style:style style:name="P6" style:family="paragraph" style:parent-style-name="Standard">
      <style:paragraph-properties fo:margin-left="0cm" fo:margin-right="0.741cm" fo:margin-top="0cm" fo:margin-bottom="0.053cm" loext:contextual-spacing="false" fo:line-height="150%" fo:text-align="center" style:justify-single-word="false" fo:orphans="2" fo:widows="2" fo:text-indent="0cm" style:auto-text-indent="false" fo:padding="0.074cm" fo:border-left="none" fo:border-right="none" fo:border-top="none" fo:border-bottom="0.99pt solid #000000" style:join-border="false"/>
      <style:text-properties officeooo:paragraph-rsid="000055af"/>
    </style:style>
    <style:style style:name="P7" style:family="paragraph" style:parent-style-name="Standard">
      <style:paragraph-properties fo:margin-top="0cm" fo:margin-bottom="0.132cm" loext:contextual-spacing="false" fo:line-height="150%" fo:orphans="2" fo:widows="2"/>
    </style:style>
    <style:style style:name="P8" style:family="paragraph" style:parent-style-name="Standard">
      <style:paragraph-properties fo:margin-top="0cm" fo:margin-bottom="0.132cm" loext:contextual-spacing="false" fo:line-height="15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9" style:family="paragraph" style:parent-style-name="Standard">
      <style:paragraph-properties fo:margin-top="0cm" fo:margin-bottom="0.247cm" loext:contextual-spacing="false" fo:line-height="175%" fo:orphans="2" fo:widows="2"/>
    </style:style>
    <style:style style:name="T1" style:family="text">
      <style:text-properties fo:color="#333333" style:text-line-through-style="none" style:text-line-through-type="none" fo:font-size="10.5pt" style:text-underline-style="none" style:text-blinking="false" fo:background-color="transparent" loext:char-shading-value="0" style:font-weight-asian="bold" style:font-weight-complex="bold" loext:padding="0cm" loext:border="none"/>
    </style:style>
    <style:style style:name="T2" style:family="text">
      <style:text-properties fo:font-variant="normal" fo:text-transform="none" fo:color="#333333" style:text-line-through-style="none" style:text-line-through-type="none" style:font-name="q serif" fo:font-size="10.5pt" fo:letter-spacing="normal"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333333" style:text-line-through-style="none" style:text-line-through-type="none" style:font-name="q serif" fo:font-size="10.5pt" fo:letter-spacing="normal" fo:font-style="normal" style:text-underline-style="none" fo:font-weight="normal" officeooo:rsid="000055af" style:text-blinking="false" fo:background-color="transparent" loext:char-shading-value="0" loext:padding="0cm" loext:border="none"/>
    </style:style>
    <style:style style:name="T4" style:family="text">
      <style:text-properties fo:font-variant="normal" fo:text-transform="none" fo:color="#333333" style:text-line-through-style="none" style:text-line-through-type="none" style:font-name="q serif" fo:font-size="10.5pt" fo:letter-spacing="normal" fo:font-style="normal" style:text-underline-style="none" style:text-blinking="false" fo:background-color="transparent" loext:char-shading-value="0" loext:padding="0cm" loext:border="none"/>
    </style:style>
    <style:style style:name="T5" style:family="text">
      <style:text-properties fo:font-variant="normal" fo:text-transform="none" fo:color="#333333" style:text-line-through-style="none" style:text-line-through-type="none" style:font-name="q serif" fo:font-size="10.5pt" fo:letter-spacing="normal" fo:font-style="normal" style:text-underline-style="none" officeooo:rsid="000055af" style:text-blinking="false" fo:background-color="transparent" loext:char-shading-value="0" loext:padding="0cm" loext:border="none"/>
    </style:style>
    <style:style style:name="T6" style:family="text">
      <style:text-properties fo:font-variant="normal" fo:text-transform="none" fo:color="#333333" style:text-line-through-style="none" style:text-line-through-type="none" style:font-name="q serif" fo:font-size="10.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7" style:family="text">
      <style:text-properties fo:font-variant="normal" fo:text-transform="none" fo:color="#333333" style:text-line-through-style="none" style:text-line-through-type="none" style:font-name="q serif" fo:font-size="10.5pt" fo:letter-spacing="normal" fo:font-style="normal" style:text-underline-style="none" fo:font-weight="bold" officeooo:rsid="000055af" style:text-blinking="false" fo:background-color="transparent" loext:char-shading-value="0" style:font-weight-asian="bold" style:font-weight-complex="bold" loext:padding="0cm" loext:border="none"/>
    </style:style>
    <style:style style:name="T8" style:family="text">
      <style:text-properties fo:font-variant="normal" fo:text-transform="none" fo:color="#333333" style:font-name="q serif" fo:font-size="10.5pt" fo:letter-spacing="normal" fo:font-style="normal" fo:font-weight="normal" loext:padding="0cm" loext:border="none"/>
    </style:style>
    <style:style style:name="T9" style:family="text">
      <style:text-properties fo:font-variant="normal" fo:text-transform="none" fo:color="#333333" style:font-name="q serif" fo:font-size="12pt" fo:letter-spacing="normal" fo:font-style="normal" fo:font-weight="normal" style:font-name-asian="Helvetica Neue" style:font-size-asian="11.25pt" style:font-style-asian="normal" style:font-weight-asian="normal" style:font-name-complex="Helvetica Neue" style:font-size-complex="11.25pt" style:font-style-complex="normal" style:font-weight-complex="normal"/>
    </style:style>
    <style:style style:name="T10" style:family="text">
      <style:text-properties fo:font-variant="normal" fo:text-transform="none" fo:color="#333333" style:font-name="q serif" fo:font-size="12pt" fo:letter-spacing="normal" fo:font-style="italic" fo:font-weight="normal" style:font-name-asian="Helvetica Neue" style:font-size-asian="11.25pt" style:font-style-asian="normal" style:font-weight-asian="normal" style:font-name-complex="Helvetica Neue" style:font-size-complex="11.25pt" style:font-style-complex="normal" style:font-weight-complex="normal"/>
    </style:style>
    <style:style style:name="T11" style:family="text">
      <style:text-properties fo:font-variant="normal" fo:text-transform="none" fo:color="#333333" style:font-name="q serif" fo:font-size="12pt" fo:letter-spacing="normal" fo:font-style="italic" fo:font-weight="bold" style:font-name-asian="Helvetica Neue" style:font-size-asian="11.25pt" style:font-style-asian="normal" style:font-weight-asian="normal" style:font-name-complex="Helvetica Neue" style:font-size-complex="11.25pt" style:font-style-complex="normal" style:font-weight-complex="normal"/>
    </style:style>
    <style:style style:name="T12" style:family="text">
      <style:text-properties fo:font-variant="normal" fo:text-transform="none" fo:color="#2b6dad" style:text-line-through-style="none" style:text-line-through-type="none" style:font-name="q serif" fo:font-size="12pt" fo:letter-spacing="normal" fo:font-style="italic" style:text-underline-style="none" fo:font-weight="normal" style:text-blinking="false" fo:background-color="transparent" loext:char-shading-value="0" style:font-name-asian="Helvetica Neue" style:font-size-asian="11.25pt" style:font-style-asian="normal" style:font-weight-asian="normal" style:font-name-complex="Helvetica Neue" style:font-size-complex="11.25pt" style:font-style-complex="normal" style:font-weight-complex="normal" loext:padding="0cm" loext:border="none"/>
    </style:style>
    <style:style style:name="T13" style:family="text">
      <style:text-properties fo:font-variant="normal" fo:text-transform="none" fo:color="#999999" style:text-line-through-style="none" style:text-line-through-type="none" style:font-name="q serif" fo:font-size="9.75pt" fo:letter-spacing="normal" fo:font-style="italic" style:text-underline-style="none" fo:font-weight="normal" style:text-blinking="false" fo:background-color="transparent" loext:char-shading-value="0" style:font-name-asian="Helvetica Neue" style:font-size-asian="11.25pt" style:font-style-asian="normal" style:font-weight-asian="normal" style:font-name-complex="Helvetica Neue" style:font-size-complex="11.25pt" style:font-style-complex="normal" style:font-weight-complex="normal"/>
    </style:style>
    <style:style style:name="T14" style:family="text">
      <style:text-properties fo:font-variant="normal" fo:text-transform="none" fo:color="#999999" style:text-line-through-style="none" style:text-line-through-type="none" style:font-name="q serif" fo:font-size="9.75pt" fo:letter-spacing="normal" fo:font-style="normal" style:text-underline-style="none" fo:font-weight="normal" style:text-blinking="false" fo:background-color="transparent" loext:char-shading-value="0" loext:padding="0cm" loext:border="none"/>
    </style:style>
    <style:style style:name="T15" style:family="text">
      <style:text-properties fo:font-variant="normal" fo:text-transform="none" fo:color="#999999" style:text-line-through-style="none" style:text-line-through-type="none" style:font-name="q serif" fo:font-size="9.75pt" fo:letter-spacing="normal" fo:font-style="normal" style:text-underline-style="none" fo:font-weight="normal" style:text-blinking="false" fo:background-color="transparent" loext:char-shading-value="0" style:font-name-asian="Helvetica Neue" style:font-size-asian="11.25pt" style:font-style-asian="normal" style:font-weight-asian="normal" style:font-name-complex="Helvetica Neue" style:font-size-complex="11.25pt" style:font-style-complex="normal" style:font-weight-complex="normal" loext:padding="0cm" loext:border="none"/>
    </style:style>
    <style:style style:name="T16" style:family="text">
      <style:text-properties fo:color="#999999" style:text-line-through-style="none" style:text-line-through-type="none" fo:font-size="9.75pt" style:text-underline-style="none" style:text-blinking="false" fo:background-color="transparent" loext:char-shading-value="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s://www.quora.com/profile/Gerard-Bassols-1" office:target-frame-name="_blank" xlink:show="new" text:style-name="Internet_20_link" text:visited-style-name="Visited_20_Internet_20_Link"><text:span text:style-name="T6"/></text:a></text:p>
      <text:p text:style-name="P4"><text:a xlink:type="simple" xlink:href="https://www.quora.com/profile/Gerard-Bassols-1" office:target-frame-name="_blank" xlink:show="new" text:style-name="Internet_20_link" text:visited-style-name="Visited_20_Internet_20_Link"><text:span text:style-name="T6"/></text:a></text:p>
      <text:p text:style-name="P6"><text:span text:style-name="T6">What is the relationship between the extra dimensions and the multiverse? Or in other words, how does the extra dimensions refer to the existence of other universes?</text:span><text:bookmark text:name="enIIVP"/><text:bookmark text:name="OnZZQy"/><text:bookmark text:name="__w2_wN8NqIV_link"/><text:bookmark text:name="__w2_wN8NqIV_name_link"/><text:span text:style-name="T6"><text:line-break/><text:line-break/></text:span><text:a xlink:type="simple" xlink:href="https://www.quora.com/profile/Jung-Hoon-Lee-4" office:target-frame-name="_blank" xlink:show="new" text:style-name="Internet_20_link" text:visited-style-name="Visited_20_Internet_20_Link"><text:span text:style-name="T2">Jung Hoon Lee</text:span></text:a><text:span text:style-name="T8">,</text:span><text:bookmark text:name="__w2_nyU5eFb_link"/><text:bookmark text:name="Ottotc"/><text:span text:style-name="T8"><text:line-break/><text:line-break/><text:line-break/></text:span><text:span text:style-name="T10">In </text:span><text:a xlink:type="simple" xlink:href="https://en.wikiversity.org/wiki/Mathematics" office:target-frame-name="_blank" xlink:show="new" text:style-name="Internet_20_link" text:visited-style-name="Visited_20_Internet_20_Link"><text:span text:style-name="T12">mathematics</text:span></text:a><text:span text:style-name="T10">, the </text:span><text:span text:style-name="T11">dimension</text:span><text:span text:style-name="T9"> </text:span><text:span text:style-name="T10">of a vector space</text:span><text:span text:style-name="T9"> V </text:span><text:span text:style-name="T10">is the cardinality (i.e. the number of vectors, in this case 2) of a basis of</text:span><text:span text:style-name="T9"> V </text:span><text:span text:style-name="T10">over its base field.</text:span><text:a xlink:type="simple" xlink:href="https://en.wikiversity.org/wiki/Nonstandard_physics/Vortex_Science#cite_note-4" office:target-frame-name="_blank" xlink:show="new" text:style-name="Internet_20_link" text:visited-style-name="Visited_20_Internet_20_Link"><text:span text:style-name="T12">[4]</text:span></text:a><text:span text:style-name="T10">It is sometimes called </text:span><text:span text:style-name="T11">Hamel dimension</text:span><text:span text:style-name="T9"> </text:span><text:span text:style-name="T10">or </text:span><text:span text:style-name="T11">algebraic dimension</text:span><text:span text:style-name="T9"> </text:span><text:span text:style-name="T10">to distinguish it from other types of dimension.</text:span><text:span text:style-name="T9"><text:line-break/>For  every vector space there exists a basis,if one assumes the axiom  of  choice and all bases of a vector space have equal cardinality;see   dimension theorem for vector spaces, as a result, the dimension of a   vector space is uniquely defined.<text:line-break/><text:line-break/>In our everyday experience we only experience three dimensions. <text:line-break/>1: Up,down<text:line-break/>2:forward,backward,<text:line-break/>3:left,right...<text:line-break/>Or some mixture of those directions.<text:line-break/><text:line-break/>Time  is often referred to as a dimension, however, in everyday understanding  it is usually just the means of describing the motion of an object as  it travels along the aforementioned dimensions. (i.e. It took four  minutes to travel from coordinates 1,2,3 to coordinates 7,8,9<text:line-break/><text:line-break/>Many  experimens in quantum mechanics have shown subatomic particles seem to  be able to traverse distances, or transmit energies without observably  traveling along the known geometric axes. So there is an implied  assumption that they must be traveling in a heretofore unseen dimension.<text:line-break/><text:line-break/></text:span><text:soft-page-break/><text:span text:style-name="T9">String  theory takes that assumption 8 steps further and claims 11 dimensions.  Not from observation or evidence, but simply because their equations  don't add up if they use a different number. This is why their is  contention about this proclamation. <text:line-break/><text:line-break/>Any tenth grade student can  plot and describe how any physical object behaves within three  dimensions. It's basic geometry, however, how does it behave when there  are more? What does this even mean? You'll be hard pressed to find any  cosmologist that can give you any sort of intelligible answer regarding  that.<text:line-break/><text:line-break/>Even brian greene a major proponent of the theory, when  pressed for an answer uses explanation that honestly describe ultra  small objects moving around in what can clearly be understood as  standard euclidean vectors.<text:line-break/><text:line-break/>If there are more than the known  number of dimensions, there needs to be a resonable explanation of why  and how. Why is there a need for more dimensions, what observed behavior  accounts for this claim? What observed evidence is there for the number  of dimensions being used in your equation? How can such a claim be  tested? How does the addition of those dimensions help explain observed  phenomena?<text:line-break/><text:line-break/>Now, there may be more than one universe. If that is  the case, each of those universes would possess their own distinct set  of dimensions. However, those dimensions are not the same thing as  described in string theory equations. As the number of universes is  likely very large, that would result in a discrete number of dimensions  that is close to infinity. </text:span></text:p>
      <text:p text:style-name="P5"><text:span text:style-name="T6"/></text:p>
      <text:p text:style-name="P4"><text:bookmark text:name="HljTlL"/><text:bookmark text:name="__w2_YMcXsL9_name_link"/><text:bookmark text:name="__w2_YMcXsL9_link"/><text:bookmark text:name="jIlVTh"/><text:a xlink:type="simple" xlink:href="https://www.quora.com/profile/Gerard-Bassols-1" office:target-frame-name="_blank" xlink:show="new" text:style-name="Internet_20_link" text:visited-style-name="Visited_20_Internet_20_Link">Gerard Bassols</text:a><text:span text:style-name="T6"> </text:span><text:span text:style-name="T7">RESPOSTA</text:span></text:p>
      <text:section text:style-name="Sect1" text:name="__w2_IN6BYVp_answer_content">
        <text:section text:style-name="Sect1" text:name="CUwXIi">
          <text:section text:style-name="Sect1" text:name="__w2_AdfiDma_expanded">
            <text:p text:style-name="P1"><text:span text:style-name="T9">These terms are often mixed creating confusion in many people, because they appear in different ways in different theories or hypothesis which often have little to do with each other.<text:line-break/><text:line-break/>The extra dimensions of superstring theory: these are postulated extra </text:span><text:soft-page-break/><text:span text:style-name="T9">dimensions in our own universe, undetectable because they are so tightly curled up that "moving through them brings you immediately to the same point", i.e. their dimensional extension is extremely tiny. In principle these need not be related at all with other universes or other supra-dimensions. They have no observable physical consequences as far as we can tell.<text:line-break/><text:line-break/>Extra dimensions of the brane-world: In some versions of superstring theory, structures called branes can form and move within external dimensions. In some hypothesis complete universes can take the form of branes, and different universes might interact or even collide within supra-dimensions.<text:line-break/><text:line-break/>Multiverse of the eternal inflation theory: this theory postulates that many, possibly myriads of universes exist, possibly with different dimensional characteristics and laws of nature. In some versions different universes may interact, or appear as bubbles bursting from each other and then becoming loose, and even "inherit properties of the parent universe" (the "cosmic natural selection" hypothesis). The anthropic principle is used to explain the properties of our universe.<text:line-break/><text:line-break/>Multiverse of the "universe landscape" of superstring theory: Possibly but not necessarily related to the previous, some research in superstring theory suggests that the theory allows myriads of possible universes with different properties. Again the anthropic principle would explain the properties of our universe.<text:line-break/><text:line-break/>Many Worlds Interpretation of quantum mechanics. This is sometimes confusingly called also a "multiverse" but it is fundamentally different. In MWI, the quantum superposition of states is actually a branching into different possible histories of our own universe, which for some time remain enough connected as to both (or actually "all of them") contribute to our observed </text:span><text:soft-page-break/><text:span text:style-name="T9">reality. Depending on the hypothesis, when the superposition breaks down (the process called decoherence), those other alternative histories may split from our universe and persist as alternative universes, or may just vanish and only our universe persists as a physically existing universe.</text:span></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22:49:25.584034014</meta:creation-date>
    <dc:date>2017-11-21T22:51:38.479563017</dc:date>
    <meta:editing-duration>PT2M13S</meta:editing-duration>
    <meta:editing-cycles>1</meta:editing-cycles>
    <meta:document-statistic meta:table-count="0" meta:image-count="0" meta:object-count="0" meta:page-count="4" meta:paragraph-count="3" meta:word-count="836" meta:character-count="5390" meta:non-whitespace-character-count="4500"/>
    <meta:generator>LibreOffice/5.1.6.2$Linux_X86_64 LibreOffice_project/10m0$Build-2</meta:generator>
  </office:meta>
</office:document-meta>
</file>